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7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8" style:family="presentation" style:parent-style-name="Blue_5f_Curve1_5f_-title">
      <style:graphic-properties draw:auto-grow-height="true" fo:min-height="2.601cm"/>
      <style:paragraph-properties style:writing-mode="lr-tb"/>
    </style:style>
    <style:style style:name="pr9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r10" style:family="presentation" style:parent-style-name="Blue_5f_Curve1_5f_-outline1" style:list-style-name="L3">
      <style:graphic-properties fo:min-height="5.5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Average Speed and Veloc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speed:</text:p>
          </draw:text-box>
        </draw:frame>
        <draw:frame draw:style-name="gr2" draw:text-style-name="P3" draw:layer="layout" svg:width="8.255cm" svg:height="1.673cm" svg:x="1.27cm" svg:y="3.175cm">
          <draw:text-box>
            <text:p>A. A man walks 200 meters in 2 minutes.</text:p>
          </draw:text-box>
        </draw:frame>
        <draw:frame draw:style-name="gr2" draw:text-style-name="P3" draw:layer="layout" svg:width="8.255cm" svg:height="1.673cm" svg:x="1.27cm" svg:y="5.947cm">
          <draw:text-box>
            <text:p>B. A car drives 4000 meters in 2 minutes.</text:p>
          </draw:text-box>
        </draw:frame>
        <draw:frame draw:style-name="gr2" draw:text-style-name="P3" draw:layer="layout" svg:width="8.255cm" svg:height="1.673cm" svg:x="1.27cm" svg:y="8.89cm">
          <draw:text-box>
            <text:p>C. An airplane flies 8000 meters in 4 minutes.</text:p>
          </draw:text-box>
        </draw:frame>
        <draw:frame draw:style-name="gr2" draw:text-style-name="P3" draw:layer="layout" svg:width="8.255cm" svg:height="1.673cm" svg:x="14.605cm" svg:y="3.175cm">
          <draw:text-box>
            <text:p>D. A ball rolls walks 2 meters in 3 seconds.</text:p>
          </draw:text-box>
        </draw:frame>
        <draw:frame draw:style-name="gr2" draw:text-style-name="P3" draw:layer="layout" svg:width="8.255cm" svg:height="1.673cm" svg:x="14.605cm" svg:y="5.947cm">
          <draw:text-box>
            <text:p>E. A horse gallops 100 meters in 10 seconds.</text:p>
          </draw:text-box>
        </draw:frame>
        <draw:frame draw:style-name="gr2" draw:text-style-name="P3" draw:layer="layout" svg:width="8.255cm" svg:height="1.673cm" svg:x="14.605cm" svg:y="8.89cm">
          <draw:text-box>
            <text:p>F. Light travels 3x10<text:span text:style-name="T1">8</text:span> meters in 1 second.</text:p>
          </draw:text-box>
        </draw:frame>
        <draw:frame presentation:style-name="pr4" draw:text-style-name="P5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speed:</text:p>
          </draw:text-box>
        </draw:frame>
        <draw:frame draw:style-name="gr2" draw:text-style-name="P3" draw:layer="layout" svg:width="8.255cm" svg:height="1.673cm" svg:x="1.905cm" svg:y="3.175cm">
          <draw:text-box>
            <text:p>A. A man walks d meters in t seconds.</text:p>
          </draw:text-box>
        </draw:frame>
        <draw:frame presentation:style-name="pr6" draw:text-style-name="P5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gr2" draw:text-style-name="P3" draw:layer="layout" svg:width="8.255cm" svg:height="1.673cm" svg:x="1.905cm" svg:y="5.947cm">
          <draw:text-box>
            <text:p>B. A man walks 2d meters in t seconds.</text:p>
          </draw:text-box>
        </draw:frame>
        <draw:frame draw:style-name="gr2" draw:text-style-name="P3" draw:layer="layout" svg:width="8.255cm" svg:height="1.673cm" svg:x="12.7cm" svg:y="3.175cm">
          <draw:text-box>
            <text:p>C. A man walks d meters in 2t seconds.</text:p>
          </draw:text-box>
        </draw:frame>
        <draw:frame draw:style-name="gr2" draw:text-style-name="P3" draw:layer="layout" svg:width="8.255cm" svg:height="1.673cm" svg:x="12.7cm" svg:y="5.715cm">
          <draw:text-box>
            <text:p>D. A man walks 2d meters in 2t second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distance:</text:p>
          </draw:text-box>
        </draw:frame>
        <draw:frame draw:style-name="gr2" draw:text-style-name="P7" draw:layer="layout" svg:width="8.255cm" svg:height="1.673cm" svg:x="1.905cm" svg:y="3.175cm">
          <draw:text-box>
            <text:p><text:span text:style-name="T3">A man walks at speed v for time t.</text:span></text:p>
          </draw:text-box>
        </draw:frame>
        <draw:frame presentation:style-name="pr7" draw:text-style-name="P5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gr2" draw:text-style-name="P7" draw:layer="layout" svg:width="8.255cm" svg:height="1.673cm" svg:x="1.905cm" svg:y="5.715cm">
          <draw:text-box>
            <text:p><text:span text:style-name="T3">A man walks at speed v for time 3t.</text:span></text:p>
          </draw:text-box>
        </draw:frame>
        <draw:frame draw:style-name="gr2" draw:text-style-name="P7" draw:layer="layout" svg:width="8.255cm" svg:height="1.673cm" svg:x="12.7cm" svg:y="3.175cm">
          <draw:text-box>
            <text:p><text:span text:style-name="T3">A man walks at speed 3v for time t.</text:span></text:p>
          </draw:text-box>
        </draw:frame>
        <draw:frame draw:style-name="gr2" draw:text-style-name="P7" draw:layer="layout" svg:width="8.255cm" svg:height="1.673cm" svg:x="12.7cm" svg:y="5.715cm">
          <draw:text-box>
            <text:p><text:span text:style-name="T3">A man walks at speed 3v for time 3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8" draw:layer="layout" svg:width="28cm" svg:height="2.601cm" svg:x="0cm" svg:y="-0.136cm" presentation:class="title" presentation:user-transformed="true">
          <draw:text-box>
            <text:p text:style-name="P1"><text:span text:style-name="T4">Rank the following from least to greatest average velocity:</text:span></text:p>
          </draw:text-box>
        </draw:frame>
        <draw:frame draw:style-name="gr2" draw:text-style-name="P7" draw:layer="layout" svg:width="8.255cm" svg:height="1.673cm" svg:x="1.905cm" svg:y="3.175cm">
          <draw:text-box>
            <text:p><text:span text:style-name="T3">An airplane flies all the way around the world.</text:span></text:p>
          </draw:text-box>
        </draw:frame>
        <draw:frame presentation:style-name="pr9" draw:text-style-name="P5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gr2" draw:text-style-name="P7" draw:layer="layout" svg:width="8.255cm" svg:height="1.673cm" svg:x="1.905cm" svg:y="6.582cm">
          <draw:text-box>
            <text:p><text:span text:style-name="T3">Billy-Bob drives to the store and back.</text:span></text:p>
          </draw:text-box>
        </draw:frame>
        <draw:frame draw:style-name="gr3" draw:text-style-name="P7" draw:layer="layout" svg:width="8.255cm" svg:height="2.384cm" svg:x="12.7cm" svg:y="3.175cm">
          <draw:text-box>
            <text:p><text:span text:style-name="T3">A baseball player hits a homerun and runs around the bases.</text:span></text:p>
          </draw:text-box>
        </draw:frame>
        <draw:frame draw:style-name="gr4" draw:text-style-name="P7" draw:layer="layout" svg:width="8.255cm" svg:height="3.806cm" svg:x="12.7cm" svg:y="6.354cm">
          <draw:text-box>
            <text:p><text:span text:style-name="T3">Carmen Sandiego takes a boat from Nashville to Norway, Bonaire to Zimbabwe, Chicago to Czechoslovakia and ba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time:</text:p>
          </draw:text-box>
        </draw:frame>
        <draw:frame draw:style-name="gr2" draw:text-style-name="P3" draw:layer="layout" svg:width="8.255cm" svg:height="1.673cm" svg:x="1.905cm" svg:y="3.175cm">
          <draw:text-box>
            <text:p>A man walks d meters at v meters per second.</text:p>
          </draw:text-box>
        </draw:frame>
        <draw:frame presentation:style-name="pr10" draw:text-style-name="P5" draw:layer="layout" svg:width="26cm" svg:height="5.38cm" svg:x="0.635cm" svg:y="10.3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2">On a scale of 0-10, how confident are you?</text:span></text:p>
                <text:p text:style-name="P4"><text:span text:style-name="T2">(0=guessed, 10=100% confident)</text:span></text:p>
              </text:list-item>
            </text:list>
          </draw:text-box>
        </draw:frame>
        <draw:frame draw:style-name="gr2" draw:text-style-name="P3" draw:layer="layout" svg:width="8.255cm" svg:height="1.673cm" svg:x="1.905cm" svg:y="5.947cm">
          <draw:text-box>
            <text:p>A man walks 4d meters at v meters per second.</text:p>
          </draw:text-box>
        </draw:frame>
        <draw:frame draw:style-name="gr2" draw:text-style-name="P3" draw:layer="layout" svg:width="8.255cm" svg:height="1.673cm" svg:x="12.065cm" svg:y="3.175cm">
          <draw:text-box>
            <text:p>A man walks d meters at 4v meters per second.</text:p>
          </draw:text-box>
        </draw:frame>
        <draw:frame draw:style-name="gr2" draw:text-style-name="P3" draw:layer="layout" svg:width="8.255cm" svg:height="1.673cm" svg:x="12.065cm" svg:y="5.947cm">
          <draw:text-box>
            <text:p>A man walks 4d meters at 4v meters per second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1H27M2S</meta:editing-duration>
    <meta:editing-cycles>32</meta:editing-cycles>
    <meta:generator>LibreOffice/7.0.6.2$Linux_X86_64 LibreOffice_project/00$Build-2</meta:generator>
    <dc:title>Blue Curve</dc:title>
    <dc:date>2023-08-10T07:41:25.361178398</dc:date>
    <meta:document-statistic meta:object-count="93"/>
  </office:meta>
</office:document-meta>
</file>